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 svg:font-family="'Lucida Sans'"/>
    <style:font-face style:name="Nimbus Roman No9 L" svg:font-family="'Nimbus Roman No9 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style:style>
    <style:style style:name="P2" style:family="paragraph" style:parent-style-name="Heading_20_1" style:master-page-name="Standard">
      <style:paragraph-properties style:page-number="1"/>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S239 Fall 2008 Lab 14 – Pigeonhole Principle</text:h>
      <text:p text:style-name="Text_20_body"/>
      <text:p text:style-name="Text_20_body">Unlike our other labs, in this lab you can work in pairs as you did in CS161 and CS162. This means that both partners contribute but one types in the program generated by both.</text:p>
      <text:h text:style-name="Heading_20_2" text:outline-level="2">Part I:</text:h>
      <text:p text:style-name="Text_20_body">In this lab we are going to check out the Pigeonhole principle. The Pigeonhole principle says that if you have n "pigeonholes" and n+1 "pigeons", then one of the "pigeonholes" will have to have 2 pigeons in it. In particular, we <text:s/>are doing the problem (from the book) of picking some set of numbers and being sure that there are two that add up to some given number. In particular, Our problem is <text:span text:style-name="T1">to demonstrate: </text:span>If you choose 11 numbers between 1 and 20, at least 2 of them will add up to 21.</text:p>
      <text:p text:style-name="Text_20_body">This is because {1,20},{2,19},{3,18},{4,17},{5,16},{6,15},{7,14},{8,13},{9,12},{10,11} are 10 two-element subsets (the "pigeonholes") that add up to 21 and include all numbers between 1 and 20 so any 11 distinct numbers (the "pigeons") you choose between 1 and 20 have the property that they will include at least 2 that end up in the same pair set and, therefore, will add up to 21.</text:p>
      <text:p text:style-name="Text_20_body">I have supplied a Java program that includes a generator method</text:p>
      <text:p text:style-name="P1">ArrayList&lt;Integer&gt; generateSequence(int n, int count) {...}</text:p>
      <text:p text:style-name="Text_20_body">which will generate an ArrayList of count distinct numbers from 1 to n. The program currently just tests that method to make sure it works. Your job is to modify the test method so it will trie 10,000 times to verify that generateSequence(20,11) includes at least one pair that adds up to 21. Keep a count of how many times it succeeds. That should be 10,000.</text:p>
      <text:h text:style-name="Heading_20_2" text:outline-level="2">Part II:</text:h>
      <text:p text:style-name="Text_20_body">In this part we are doing a similar thing as in Part I except that we are trying counts from 2 to 10. For each of theses values of count, try 10,000 times and count how many times you get at least one pair that adds up to 21. Print out that count divided by 10,000.0 to get a probability that you get a pair. This should involve a method very similar to the method in Part I. Put your values in a spreadsheet and plot the values in a line graph.</text:p>
      <text:p text:style-name="Text_20_body">Show your instructor the spreadsh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 svg:font-family="'Lucida Sans'"/>
    <style:font-face style:name="Nimbus Roman No9 L" svg:font-family="'Nimbus Roman No9 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00%" fo:text-align="start"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100%" style:font-name="Nimbus Roman No9 L" fo:font-size="12pt" fo:language="en" fo:country="US" fo:font-style="normal" fo:text-shadow="none" style:text-underline-style="none" fo:font-weight="normal" style:text-underline-mode="continuous" style:text-ov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cida Sans" fo:font-size="14pt"/>
    </style:style>
    <style:style style:name="Heading_20_1" style:display-name="Heading 1" style:family="paragraph" style:parent-style-name="Standard" style:next-style-name="Text_20_body" style:default-outline-level="1" style:class="text">
      <style:paragraph-properties fo:margin-top="0.1665in" fo:margin-bottom="0.0835in" fo:keep-with-next="always"/>
      <style:text-properties style:font-name="Lucida Sans" fo:font-size="16pt" fo:font-weight="bold"/>
    </style:style>
    <style:style style:name="Heading_20_2" style:display-name="Heading 2" style:family="paragraph" style:parent-style-name="Standard" style:next-style-name="Text_20_body" style:default-outline-level="2" style:class="text">
      <style:paragraph-properties fo:margin-top="0.1665in" fo:margin-bottom="0.0835in" fo:keep-with-next="always"/>
      <style:text-properties style:font-name="Lucida Sans" fo:font-size="14pt" fo:font-style="italic" fo:font-weight="bold"/>
    </style:style>
    <style:style style:name="List" style:family="paragraph" style:parent-style-name="Standard" style:class="list">
      <style:paragraph-properties fo:margin-top="0in" fo:margin-bottom="0.0835in"/>
    </style:style>
    <style:style style:name="Caption" style:family="paragraph" style:parent-style-name="Standard" style:class="extra">
      <style:paragraph-properties fo:margin-top="0.0835in" fo:margin-bottom="0.0835in"/>
      <style:text-properties fo:font-style="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Unknown</meta:initial-creator>
    <meta:editing-cycles>13</meta:editing-cycles>
    <meta:creation-date>2006-11-01T08:26:49</meta:creation-date>
    <dc:date>2011-10-26T08:55:01</dc:date>
    <dc:creator>Lynn Ziegler</dc:creator>
    <meta:editing-duration>PT19M32S</meta:editing-duration>
    <meta:document-statistic meta:table-count="0" meta:image-count="0" meta:object-count="0" meta:page-count="1" meta:paragraph-count="11" meta:word-count="381" meta:character-count="2075"/>
  </office:meta>
</office:document-meta>
</file>